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fo:font-style="normal" style:text-underline-style="none" fo:font-weight="bold" style:font-style-asian="normal" style:font-weight-asian="bold" style:font-style-complex="normal" style:font-weight-complex="bold"/>
    </style:style>
    <style:style style:name="P7" style:family="paragraph" style:parent-style-name="Standard">
      <style:text-properties fo:font-style="italic" fo:font-weight="normal" style:font-style-asian="italic" style:font-weight-asian="normal" style:font-style-complex="italic" style:font-weight-complex="normal"/>
    </style:style>
    <style:style style:name="T1" style:family="text">
      <style:text-properties fo:color="#00aa00" style:font-name="Monospace" fo:font-size="10pt" fo:font-style="italic" style:font-size-asian="10pt" style:font-style-asian="italic"/>
    </style:style>
    <style:style style:name="T2" style:family="text">
      <style:text-properties fo:color="#000000" style:font-name="Monospace" fo:font-size="10pt" style:font-size-asian="10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551a8b" style:font-name="Verdana" fo:font-size="9.75pt" fo:letter-spacing="normal" fo:font-style="normal" fo:font-weight="normal"/>
    </style:style>
    <style:style style:name="T6" style:family="text">
      <style:text-properties fo:font-variant="normal" fo:text-transform="none" fo:color="#000000" style:font-name="Verdana" fo:font-size="9.75pt" fo:letter-spacing="normal" fo:font-style="normal" fo:font-weight="normal"/>
    </style:style>
    <style:style style:name="T7"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w to install and run the python code for the motor control model</text:p>
      <text:p text:style-name="Standard"/>
      <text:p text:style-name="Standard">Step 1:</text:p>
      <text:p text:style-name="Standard">-download python (sudo apt-get install python2.7 or python 3.4)</text:p>
      <text:p text:style-name="Standard">-git clone the repository available at the address below:</text:p>
      <text:p text:style-name="Standard"><text:a xlink:type="simple" xlink:href="https://github.com/thbeucher/ArmModelisationPython">https://github.com/thbeucher/ArmModelisationPython</text:a></text:p>
      <text:p text:style-name="Standard"/>
      <text:p text:style-name="Standard">Step 2:</text:p>
      <text:p text:style-name="Standard">-Check the setup files:</text:p>
      <text:p text:style-name="Standard"><text:tab/>-.../MotorControlModel/ExperimentSetup/setup</text:p>
      <text:p text:style-name="Standard"><text:tab/>-.../MotorControlModel/ArmModel/Setup/setupArmParameters</text:p>
      <text:p text:style-name="Standard"><text:tab/>-.../MotorControlModel/ArmModel/Setup/setupMusclesParameters</text:p>
      <text:p text:style-name="Standard"/>
      <text:p text:style-name="Standard">Step 3:</text:p>
      <text:p text:style-name="Standard">-open a new terminal in the working directory (…/MotorControlModel)</text:p>
      <text:p text:style-name="Standard">-run the python file 'runScript.py' <text:s/>→ python runScript.py</text:p>
      <text:p text:style-name="Standard">-at the question '<text:span text:style-name="T1">is it the first time you run the program' </text:span>answer yes (enter 1), some required libraries will be installed.</text:p>
      <text:p text:style-name="Standard"/>
      <text:p text:style-name="Standard">Step 4:</text:p>
      <text:p text:style-name="Standard">-now you can run as much as you want the script 'runScript'</text:p>
      <text:p text:style-name="Standard"/>
      <text:p text:style-name="P5">Informations on functions which can be run with 'runscript'</text:p>
      <text:p text:style-name="P2"/>
      <text:p text:style-name="Standard">-(1) <text:span text:style-name="T2">launchCMAESForSpecificTargetSize </text:span>: This function runs the optimization for a given target size. The parameters vector 'Theta' corresponds to the controller, i.e. the weights of all Gaussian features. It is saved in each cmaes step in the file: …/Data/OptimisationResults/ResCma*x*/thetaSolTmp_target*x*</text:p>
      <text:p text:style-name="Standard">where *<text:span text:style-name="T3">x</text:span><text:span text:style-name="T4">* correspond to the size of the target</text:span></text:p>
      <text:p text:style-name="P1">Example: …/Data/OptimisationResults/ResCma0.05/thetaSolTmp_target0.05</text:p>
      <text:p text:style-name="Standard"/>
      <text:p text:style-name="Standard">At the end of cmaes, the best Theta is saved in the file:</text:p>
      <text:p text:style-name="Standard">…/Data/OptimisationResults/ResCma*x*/thetaCma*x*TGUK*y*</text:p>
      <text:p text:style-name="Standard">where *<text:span text:style-name="T3">y</text:span><text:span text:style-name="T4">* is 1 if there is no other same file, 2 if there is one file, etc.</text:span></text:p>
      <text:p text:style-name="Standard"/>
      <text:p text:style-name="P1">-(2) launchCMAESForAllTargetSize: This function runs cmaes for all targets size available in the setup file. Saving directories are the same as for function (1)</text:p>
      <text:p text:style-name="Standard"/>
      <text:p text:style-name="P1">-(3) generateResults: This function takes as argument the number at the end of the name of the theta file* and generates all the results data and save them in the given folder.</text:p>
      <text:p text:style-name="P1"/>
      <text:p text:style-name="P7">(you can find the theta file for all targets, example: …/Data/OptimisationResults/ResCma0.05/thetaCma0.05TGUKF1, here you have to specify '1' and the function gets all the theta for each target)</text:p>
      <text:p text:style-name="Standard"/>
      <text:p text:style-name="P1">-(4): plotAllCmaes: This function plots the cost map for all targets given in the setup file.</text:p>
      <text:p text:style-name="Standard"><text:span text:style-name="T4">If you get an error concerning the griddata function (i.e. you work with python2.7 instead of python3.4), download natgrid at </text:span><text:a xlink:type="simple" xlink:href="http://sourceforge.net/projects/matplotlib/files%2Fmatplotlib-toolkits%2Fnatgrid-0.2/" office:target-frame-name="_top" xlink:show="replace"><text:span text:style-name="T5">http://sourceforge.net/projects/matplotlib/files%2Fmatplotlib-toolkits%2Fnatgrid-0.2/</text:span></text:a><text:span text:style-name="T6">.</text:span></text:p>
      <text:p text:style-name="Standard">Then install it with the command 'sudo python setup.py install'.</text:p>
      <text:p text:style-name="Standard">You can enter 'ResTmp1' as a default folder, some data are saved here.</text:p>
      <text:p text:style-name="Standard"/>
      <text:p text:style-name="Standard"><text:soft-page-break/><text:span text:style-name="T4">-(5): </text:span><text:span text:style-name="T4">plotTimeDistanceTarget: </text:span><text:span text:style-name="T4">This function plots the time to reach the target over the size of the target for different distances to the target. </text:span><text:span text:style-name="T4">You can enter 'ResTmp1' as a default folder, some data are saved here.</text:span></text:p>
      <text:p text:style-name="Standard"/>
      <text:p text:style-name="P1">-(6): plotFittsLaw: This function runs a linear regression to plot Fitts law. You can enter 'ResTmp1' as a default folder, some data are saved here.</text:p>
      <text:p text:style-name="Standard"/>
      <text:p text:style-name="Standard"><text:span text:style-name="T4">-(7): </text:span><text:span text:style-name="T4">plotPerfSizeDist: </text:span><text:span text:style-name="T4">This function plots the cost of trajectories over different target sizes. </text:span><text:span text:style-name="T4">You can enter 'ResTmp1' as a default folder, some data are saved here.</text:span></text:p>
      <text:p text:style-name="Standard"/>
      <text:p text:style-name="P1">-(8): plotMapTimeTrajectories: This function plots the time map i.e. for each trajectories, the time to reach the target for all targets. You can enter 'ResTmp1' as a default folder, some data are saved here.</text:p>
      <text:p text:style-name="Standard"/>
      <text:p text:style-name="P7">-(9): generateResultsWithBestThetaTmp: ??? Used for running cmaes incrementally over sessions?</text:p>
      <text:p text:style-name="Standard"/>
      <text:p text:style-name="Standard"><text:span text:style-name="T4">-(10)</text:span><text:span text:style-name="T2">launchCMAESWithBestThetaTmpForAllTargetSize: </text:span>This function runs cmaes with the best available theta in the theta temporary file 'thetaSolTmp_target*x*. <text:span text:style-name="T7">(example: …/Data/OptimisationResults/ResCma0.05/thetaSolTmp_target0.05).</text:span></text:p>
      <text:p text:style-name="Standard"/>
      <text:p text:style-name="P1">-(11) plotForAllTargetVelocityProfile: This function plots, for all targets in the setup file, the velocity profile of each trajectory. You have to give the name of the folder where the data are saved. You can enter 'ResTmp1' as a default folder, some data are saved here.</text:p>
      <text:p text:style-name="Standard"/>
      <text:p text:style-name="P1">-(12) runRBFN: This function runs the RBFN regression algorithm. The inputData are the trajectories in the folder …/Data/trajectoires/*. This function generates the controller and saves it in a file named with the argument you give when you launch it.</text:p>
      <text:p text:style-name="Standard"/>
      <text:p text:style-name="P1">(*): The theta file is the file containing the controller, i.e. the parameters vector. It is generated at the end of cmaes or at the end of regression. </text:p>
      <text:p text:style-name="P1">For the cmaes case, you can find this file at …/Data/OptimisationResults/ResCma*x*/thetaCma*x*TGUKF*y* (example: …/Data/OptimisationResults/ResCma0.05/thetaCma0.05TGUKF1). </text:p>
      <text:p text:style-name="Standard"><text:span text:style-name="T4">For the regression case, you can find it at …/Data/RBFN2/*z*feats/Theta*y*, where *</text:span><text:span text:style-name="T3">z</text:span><text:span text:style-name="T4">* is the number of features used when the regression is computed.</text:span></text:p>
      <text:p text:style-name="P1"/>
      <text:p text:style-name="P6">Using the cython version of MotorControlModel:</text:p>
      <text:p text:style-name="P3"/>
      <text:p text:style-name="Standard">To use the cython version you must open a terminal in …/Cython. Then you just have to run the following command: python scriptC.py.</text:p>
      <text:p text:style-name="Standard">The .c and .so to run the cython version are already added to the git so you can run scriptC.py but if you have to change some part of the code you will have to recompile the code. To compile the code:</text:p>
      <text:p text:style-name="Standard">1) open a terminal in the folder …/Cython/</text:p>
      <text:p text:style-name="Standard">2) enter this command: python setup.py build_ext –inplace</text:p>
      <text:p text:style-name="Standard">Now you can run as before scriptC.py.</text:p>
      <text:p text:style-name="Standard"/>
      <text:p text:style-name="P5">Launch for all targets in cython (function (2)):</text:p>
      <text:p text:style-name="P2"/>
      <text:p text:style-name="Standard">If it doesn't work using scriptC.py you have to use the shell runCMAESAllShell.sh.</text:p>
      <text:p text:style-name="Standard">To launch cmaes for all targets, juste open a terminal in the folder …/Cython/ and enter the following command:</text:p>
      <text:p text:style-name="Standard">sh runCMAESAllShell.sh</text:p>
      <text:p text:style-name="Standard"><text:soft-page-break/>If the target sizes are not the same as the setup file, you have to change manually the values in the shell file ('runCMAESAllShell.sh')</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0T16:50:56.717130511</meta:creation-date>
    <dc:date>2015-08-14T09:18:23</dc:date>
    <meta:editing-duration>P5DT51M23S</meta:editing-duration>
    <meta:editing-cycles>57</meta:editing-cycles>
    <meta:generator>LibreOffice/3.5$Linux_X86_64 LibreOffice_project/350m1$Build-2</meta:generator>
    <dc:creator>sigaud </dc:creator>
    <meta:document-statistic meta:table-count="0" meta:image-count="0" meta:object-count="0" meta:page-count="3" meta:paragraph-count="52" meta:word-count="789" meta:character-count="5367" meta:non-whitespace-character-count="4624"/>
  </office:meta>
</office:document-meta>
</file>